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rame_20_contents">
      <style:text-properties officeooo:rsid="001aa441" officeooo:paragraph-rsid="001aa441"/>
    </style:style>
    <style:style style:name="P2" style:family="paragraph" style:parent-style-name="Standard">
      <style:paragraph-properties fo:text-align="center" style:justify-single-word="false"/>
      <style:text-properties officeooo:paragraph-rsid="001aa441"/>
    </style:style>
    <style:style style:name="P3" style:family="paragraph">
      <loext:graphic-properties draw:fill="none" draw:fill-color="#ffffff"/>
      <style:text-properties fo:font-size="10.5pt" style:font-size-asian="10.5pt" style:font-size-complex="10.5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tyle="italic" style:text-underline-style="solid" style:text-underline-width="auto" style:text-underline-color="font-color" fo:font-weight="bold" officeooo:rsid="001aa441" style:font-style-asian="italic" style:font-weight-asian="bold" style:font-style-complex="italic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5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0.339in" fo:min-width="0.3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0366in" fo:min-width="1.11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0528in" fo:min-width="0.9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0366in" fo:min-width="0.98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0472in" fo:min-width="1.1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0417in" fo:min-width="1.2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 style:parent-style-name="Frame">
      <style:graphic-properties draw:fill-color="#ffffff" draw:textarea-horizontal-align="justify" draw:textarea-vertical-align="middle" draw:auto-grow-height="false" fo:min-height="0.2929in" fo:min-width="0.64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2.3957in" fo:min-width="0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2.2811in" fo:min-width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2.2083in" fo:min-width="0.3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ffffff" draw:textarea-horizontal-align="justify" draw:textarea-vertical-align="middle" draw:auto-grow-height="false" fo:min-height="2.6043in" fo:min-width="0.3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Shape 1" draw:style-name="gr21" draw:text-style-name="P9" svg:width="0.3024in" svg:height="2.6043in" svg:x="1.0299in" svg:y="1.8693in"><text:p/><draw:enhanced-geometry svg:viewBox="0 0 21600 21600" draw:type="rectangle" draw:enhanced-path="M 0 0 L 21600 0 21600 21600 0 21600 0 0 Z N"/></draw:custom-shape><draw:custom-shape text:anchor-type="paragraph" draw:z-index="1" draw:name="Shape 3" draw:style-name="gr20" svg:width="0.3232in" svg:height="2.2087in" svg:x="2.7693in" svg:y="2.1819in"><text:p/><draw:enhanced-geometry svg:viewBox="0 0 21600 21600" draw:type="rectangle" draw:enhanced-path="M 0 0 L 21600 0 21600 21600 0 21600 0 0 Z N"/></draw:custom-shape><draw:custom-shape text:anchor-type="paragraph" draw:z-index="2" draw:name="Shape 4" draw:style-name="gr19" svg:width="0.2606in" svg:height="2.2815in" svg:x="4.3634in" svg:y="2.1091in"><text:p/><draw:enhanced-geometry svg:viewBox="0 0 21600 21600" draw:type="rectangle" draw:enhanced-path="M 0 0 L 21600 0 21600 21600 0 21600 0 0 Z N"/></draw:custom-shape><draw:custom-shape text:anchor-type="paragraph" draw:z-index="3" draw:name="Shape 5" draw:style-name="gr18" svg:width="0.3335in" svg:height="2.3961in" svg:x="5.7484in" svg:y="2.078in"><text:p/><draw:enhanced-geometry svg:viewBox="0 0 21600 21600" draw:type="rectangle" draw:enhanced-path="M 0 0 L 21600 0 21600 21600 0 21600 0 0 Z N"/></draw:custom-shape><draw:custom-shape text:anchor-type="paragraph" draw:z-index="4" draw:name="Shape 2" draw:style-name="gr17" draw:text-style-name="P9" svg:width="0.6461in" svg:height="0.365in" svg:x="1.0299in" svg:y="3.4839in"><text:p text:style-name="P1">ALT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frame text:anchor-type="paragraph" draw:z-index="5" draw:name="Text Frame 1" draw:style-name="gr16" draw:text-style-name="P6" svg:width="1.3335in" svg:height="0.2398in" svg:x="2.4465in" svg:y="1.4425in"><draw:text-box><text:p>C:<text:span text:style-name="T4">CLIENTS DETAILS</text:span></text:p></draw:text-box></draw:frame><draw:frame text:anchor-type="paragraph" draw:z-index="6" draw:name="Text Frame 2" draw:style-name="gr15" draw:text-style-name="P6" svg:width="1.0835in" svg:height="0.3024in" svg:x="3.978in" svg:y="1.5154in"><draw:text-box><text:p>D:<text:span text:style-name="T4">DATABASE</text:span></text:p></draw:text-box></draw:frame><draw:frame text:anchor-type="paragraph" draw:z-index="7" draw:name="Text Frame 3" draw:style-name="gr6" draw:text-style-name="P6" svg:width="1.6461in" svg:height="0.2815in" svg:x="5.4047in" svg:y="1.578in"><draw:text-box><text:p>V:<text:span text:style-name="T4">VERIFICATION</text:span></text:p></draw:text-box></draw:frame><draw:custom-shape text:anchor-type="paragraph" draw:z-index="8" draw:name="Shape 6" draw:style-name="gr14" svg:width="1.4378in" svg:height="0.0835in" svg:x="1.3319in" svg:y="2.348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Shape 7" draw:style-name="gr13" svg:width="1.2713in" svg:height="0.0941in" svg:x="3.0925in" svg:y="2.56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 8" draw:style-name="gr12" svg:width="1.1252in" svg:height="0.0732in" svg:x="4.6236in" svg:y="2.786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Shape 9" draw:style-name="gr11" svg:width="1.1252in" svg:height="0.1043in" svg:x="4.6236in" svg:y="3.3071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 10" draw:style-name="gr10" svg:width="1.2713in" svg:height="0.0732in" svg:x="3.0925in" svg:y="3.8693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3" draw:name="Horizontal line 1" draw:style-name="gr8" draw:text-style-name="P7" svg:x1="1.6756in" svg:y1="3.4839in" svg:x2="5.7484in" svg:y2="3.4839in"><text:p/></draw:line><draw:line text:anchor-type="paragraph" draw:z-index="14" draw:name="Horizontal line 2" draw:style-name="gr8" draw:text-style-name="P7" svg:x1="1.3319in" svg:y1="4.0362in" svg:x2="5.7484in" svg:y2="4.0362in"><text:p/></draw:line><draw:line text:anchor-type="paragraph" draw:z-index="15" draw:name="Vertical line 2" draw:style-name="gr8" draw:text-style-name="P7" svg:x1="5.8839in" svg:y1="1.7339in" svg:x2="5.8839in" svg:y2="2.0776in"><text:p/></draw:line><draw:line text:anchor-type="paragraph" draw:z-index="16" draw:name="Vertical line 3" draw:style-name="gr8" draw:text-style-name="P7" svg:x1="4.4571in" svg:y1="1.6717in" svg:x2="4.4571in" svg:y2="2.1091in"><text:p/></draw:line><draw:line text:anchor-type="paragraph" draw:z-index="17" draw:name="Vertical line 4" draw:style-name="gr8" draw:text-style-name="P7" svg:x1="2.8425in" svg:y1="1.5882in" svg:x2="2.8425in" svg:y2="2.1819in"><text:p/></draw:line><draw:custom-shape text:anchor-type="paragraph" draw:z-index="18" draw:name="Shape 11" draw:style-name="gr9" draw:text-style-name="P8" svg:width="0.4795in" svg:height="0.4795in" svg:x="0.9673in" svg:y="0.5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Vertical line 1" draw:style-name="gr8" draw:text-style-name="P7" svg:x1="1.1862in" svg:y1="1.0673in" svg:x2="1.1862in" svg:y2="1.3902in"><text:p/></draw:line><draw:line text:anchor-type="paragraph" draw:z-index="20" draw:name="Line 1" draw:style-name="gr8" draw:text-style-name="P7" svg:x1="1.1862in" svg:y1="1.3902in" svg:x2="1.426in" svg:y2="1.6921in"><text:p/></draw:line><draw:line text:anchor-type="paragraph" draw:z-index="21" draw:name="Line 2" draw:style-name="gr8" draw:text-style-name="P7" svg:x1="1.1862in" svg:y1="1.3902in" svg:x2="0.9465in" svg:y2="1.661in"><text:p/></draw:line><draw:line text:anchor-type="paragraph" draw:z-index="22" draw:name="Horizontal line 7" draw:style-name="gr8" draw:text-style-name="P7" svg:x1="0.811in" svg:y1="1.2339in" svg:x2="1.5819in" svg:y2="1.2339in"><text:p/></draw:line><draw:frame text:anchor-type="paragraph" draw:z-index="23" draw:name="Text Frame 4" draw:style-name="gr5" draw:text-style-name="P5" svg:width="1.1776in" svg:height="0.2579in" svg:x="1.4571in" svg:y="2.1193in"><draw:text-box><text:p><text:span text:style-name="T4">RETRIEVE ID NUMBER(CLIENT’S)</text:span></text:p></draw:text-box></draw:frame><draw:frame text:anchor-type="paragraph" draw:z-index="24" draw:name="Text Frame 5" draw:style-name="gr7" draw:text-style-name="P6" svg:width="0.9587in" svg:height="0.1925in" svg:x="3.1756in" svg:y="2.3799in"><draw:text-box><text:p>REPORT</text:p></draw:text-box></draw:frame><draw:frame text:anchor-type="paragraph" draw:z-index="25" draw:name="Text Frame 6" draw:style-name="gr6" draw:text-style-name="P5" svg:width="1.0732in" svg:height="0.2815in" svg:x="4.6756in" svg:y="2.5047in"><draw:text-box><text:p><text:span text:style-name="T4">VERIFY</text:span></text:p><text:p><text:span text:style-name="T4">PASS DETAILS</text:span></text:p></draw:text-box></draw:frame><draw:frame text:anchor-type="paragraph" draw:z-index="26" draw:name="Text Frame 7" draw:style-name="gr6" draw:text-style-name="P4" svg:width="1.0004in" svg:height="0.2815in" svg:x="4.6965in" svg:y="3.0256in"><draw:text-box><text:p><text:span text:style-name="T3">VERIFICATION</text:span></text:p></draw:text-box></draw:frame><draw:frame text:anchor-type="paragraph" draw:z-index="27" draw:name="Text Frame 8" draw:style-name="gr5" draw:text-style-name="P4" svg:width="1.1252in" svg:height="0.3205in" svg:x="3.1654in" svg:y="3.5882in"><draw:text-box><text:p><text:span text:style-name="T3">CLIENT’S DETAILS</text:span></text:p></draw:text-box></draw:frame><draw:frame text:anchor-type="paragraph" draw:z-index="28" draw:name="Text Frame 9" draw:style-name="gr4" draw:text-style-name="P4" svg:width="1.2504in" svg:height="0.3205in" svg:x="1.5193in" svg:y="3.7772in"><draw:text-box><text:p><text:span text:style-name="T3">VERIFICATION (OK)</text:span></text:p></draw:text-box></draw:frame><draw:frame text:anchor-type="paragraph" draw:z-index="29" draw:name="Text Frame 10" draw:style-name="gr3" draw:text-style-name="P4" svg:width="1.2713in" svg:height="0.3205in" svg:x="1.4362in" svg:y="4.2236in"><draw:text-box><text:p><text:span text:style-name="T3">VERIFICATION (FAIL)</text:span></text:p></draw:text-box></draw:frame><draw:frame text:anchor-type="paragraph" draw:z-index="30" draw:name="Text Frame 11" draw:style-name="gr2" draw:text-style-name="P4" svg:width="1.4067in" svg:height="0.3543in" svg:x="3.3008in" svg:y="4.3484in"><draw:text-box><text:p><text:span text:style-name="T3">ERROR</text:span></text:p><text:p><text:span text:style-name="T3">NO ACCESS</text:span></text:p></draw:text-box></draw:frame><draw:frame text:anchor-type="paragraph" draw:z-index="31" draw:name="Text Frame 12" draw:style-name="gr1" draw:text-style-name="P3" svg:width="1.313in" svg:height="0.2606in" svg:x="1.5193in" svg:y="1.0047in"><draw:text-box><text:p><text:span text:style-name="T2">ADMINISTRATOR</text:span></text:p></draw:text-box></draw:frame><text:span text:style-name="T1">DOMICILE’S SEQUENCE DIAGRA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16:33:05.429782636</meta:creation-date>
    <dc:date>2023-07-16T16:57:48.436598073</dc:date>
    <meta:editing-duration>PT24M42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1" meta:paragraph-count="2" meta:word-count="4" meta:character-count="30" meta:non-whitespace-character-count="28"/>
  </office:meta>
</office:document-meta>
</file>